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96cm" svg:y="0.051cm" svg:width="8.511cm" svg:height="3.177cm" draw:z-index="1"><draw:text-box><text:p text:style-name="Standard"><text:span text:style-name="T4"><office:annotation><dc:creator>sde </dc:creator><dc:date>2011-07-27T10:01:44</dc:date><text:p text:style-name="P5"><text:span text:style-name="T13">do text if not len(self.getNotaryContact()) &gt; 1</text:span></text:p><text:p text:style-name="P5"><text:span text:style-name="T9">from xhtml(self.portal_urban.decorateHTML('UrbanBody',self.getNotariesSignaletic(withaddress=True,linebyline=True)))</text:span></text:p></office:annotation></text:span><text:span text:style-name="T4">Titre Nom Prénom<text:line-break/>Adresse ligne1<text:line-break/>Adresse ligne2</text:span></text:p><text:p text:style-name="Standard"><text:span text:style-name="T4"><office:annotation><dc:creator>sde </dc:creator><dc:date>2011-07-27T10:01:59</dc:date><text:p text:style-name="P5"><text:span text:style-name="T13">do text if len(self.getNotaryContact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5"><text:span text:style-name="T12">do text if len(self.getNotaryContact()) &gt; 1</text:span></text:p></office:annotation><text:text-input text:description="">self.getMultipleNotarie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1">do text if len(self.getNotaryContact()) &gt; 1</text:span></text:p></office:annotation><text:span text:style-name="T5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5"><text:span text:style-name="T10">do text if not len(self.getNotaryContact()) &gt; 1</text:span></text:p></office:annotation><text:span text:style-name="T5">Demandeur :</text:span> <text:text-input text:description="Demandeurs">self.getApplicants() and self.getApplicantsSignaletic() or self.getNotarie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<text:span text:style-name="T3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certficat d'urbanisme n°1, nous vous invitons à verser dans les meilleurs délais la somme de :</text:p>
      <text:p text:style-name="UrbanBody">40€ (Certificat d'urbanisme 1)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5"><text:span text:style-name="T9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UrbanBody"><office:annotation><dc:creator>Gauthier Bastien</dc:creator><dc:date>2011-02-21T09:23:46</dc:date><text:p text:style-name="P5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8">do text</text:span></text:p><text:p text:style-name="P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06-18T15:56:15</dc:date>
    <dc:language>fr-FR</dc:language>
    <meta:editing-cycles>154</meta:editing-cycles>
    <meta:editing-duration>P2DT6H10M16S</meta:editing-duration>
    <dc:creator>Simon Delcourt</dc:creator>
    <meta:document-statistic meta:table-count="0" meta:image-count="0" meta:object-count="0" meta:page-count="1" meta:paragraph-count="22" meta:word-count="144" meta:character-count="1300" meta:non-whitespace-character-count="1191"/>
    <meta:user-defined meta:name="Info 1"/>
    <meta:user-defined meta:name="Info 2"/>
    <meta:user-defined meta:name="Info 3"/>
    <meta:user-defined meta:name="Info 4"/>
  </office:meta>
</office:document-meta>
</file>